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SetPro-Semibold" svg:font-family="MyriadSetPro-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co3" style:family="table-column">
      <style:table-column-properties fo:break-before="auto" style:column-width="386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ext-properties fo:color="#202020" style:font-name="MyriadSetPro-Semibold" fo:font-size="10.5pt" fo:language="none" fo:country="none" style:font-name-asian="MyriadSetPro-Semibold" style:font-size-asian="10.5pt" style:language-asian="none" style:country-asian="none" style:font-name-complex="MyriadSetPro-Semibold" style:font-size-complex="10.5pt" style:language-complex="none" style:country-complex="none"/>
    </style:style>
    <style:style style:name="ce3" style:family="table-cell" style:parent-style-name="Default">
      <style:text-properties fo:color="#202020" style:font-name="MyriadSetPro-Semibold" fo:font-size="10pt" fo:language="none" fo:country="none" style:font-name-asian="MyriadSetPro-Semibold" style:font-size-asian="10pt" style:language-asian="none" style:country-asian="none" style:font-name-complex="MyriadSetPro-Semibold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Інформація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ількість секторів змінилася</text:p>
          </table:table-cell>
          <table:table-cell office:value-type="string" calcext:value-type="string">
            <text:p>Було секторів: was, стало секторів Now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 рівні є сектори</text:p>
          </table:table-cell>
          <table:table-cell office:value-type="string" calcext:value-type="string">
            <text:p>На рівні є now секторів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Now +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зва сектору змінилася</text:p>
          </table:table-cell>
          <table:table-cell office:value-type="string" calcext:value-type="string">
            <text:p>Змінилася назва сектору № number з nameOld на nameNew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ектор закрито</text:p>
          </table:table-cell>
          <table:table-cell office:value-type="string" calcext:value-type="string">
            <text:p>сектор № sectorNumber, закритий кодом code, гравцем gamer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now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Перехід на новий рівень</text:p>
          </table:table-cell>
          <table:table-cell office:value-type="string" calcext:value-type="string">
            <text:p>Перехід на новий рівень level, отримано завдання. </text:p>
          </table:table-cell>
          <table:table-cell table:style-name="ce2" office:value-type="string" calcext:value-type="string">
            <text:p>Task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ереслати завдання</text:p>
          </table:table-cell>
          <table:table-cell office:value-type="string" calcext:value-type="string">
            <text:p>Завдання рівня leve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мінилося завдання</text:p>
          </table:table-cell>
          <table:table-cell office:value-type="string" calcext:value-type="string">
            <text:p>Текст завдання рівня№ level змінився. </text:p>
          </table:table-cell>
          <table:table-cell table:style-name="ce3" office:value-type="string" calcext:value-type="string">
            <text:p>Task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ількість підказок</text:p>
          </table:table-cell>
          <table:table-cell office:value-type="string" calcext:value-type="string">
            <text:p>на рівні count підказок</text:p>
          </table:table-cell>
          <table:table-cell/>
          <table:table-cell table:style-name="ce1" office:value-type="string" calcext:value-type="string">
            <text:p>Now + 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оновити сторінку</text:p>
          </table:table-cell>
          <table:table-cell office:value-type="string" calcext:value-type="string">
            <text:p>поновити сторінку тип = 9, на проксі proxyKey, в час timestamp</text:p>
          </table:table-cell>
          <table:table-cell/>
          <table:table-cell table:style-name="ce1" office:value-type="string" calcext:value-type="string">
            <text:p>timesta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змінилася кількість підказок</text:p>
          </table:table-cell>
          <table:table-cell office:value-type="string" calcext:value-type="string">
            <text:p>на рівні № level змінилася в кількість підказок з oldCount на newCount</text:p>
          </table:table-cell>
          <table:table-cell/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змінився текст виданої підказки</text:p>
          </table:table-cell>
          <table:table-cell office:value-type="string" calcext:value-type="string">
            <text:p>на рівні № level змінився текст підказки № number на text, час = now</text:p>
          </table:table-cell>
          <table:table-cell table:style-name="ce1" office:value-type="string" calcext:value-type="string">
            <text:p><text:s/>text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появилася нова підказка</text:p>
          </table:table-cell>
          <table:table-cell office:value-type="string" calcext:value-type="string">
            <text:p>на рівні № level з'явилася нова підказка № number : text</text:p>
          </table:table-cell>
          <table:table-cell table:style-name="ce1" office:value-type="string" calcext:value-type="string">
            <text:p><text:s/>text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кількість штрафних підказок</text:p>
          </table:table-cell>
          <table:table-cell office:value-type="string" calcext:value-type="string">
            <text:p>на рівні count штрафних підказок</text:p>
          </table:table-cell>
          <table:table-cell/>
          <table:table-cell table:style-name="ce1" office:value-type="string" calcext:value-type="string">
            <text:p>Now + 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змінилася кількість штрафних підказок</text:p>
          </table:table-cell>
          <table:table-cell table:style-name="ce1" office:value-type="string" calcext:value-type="string">
            <text:p>на рівні № level змінилася в кількість штрафних підказок з oldCount на newCount</text:p>
          </table:table-cell>
          <table:table-cell/>
          <table:table-cell office:value-type="string" calcext:value-type="string">
            <text:p>n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yriadSetPro-Semibold" svg:font-family="MyriadSetPro-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1:39:27.764053369</meta:creation-date>
    <dc:date>2018-04-23T17:08:04.132817682</dc:date>
    <meta:editing-duration>PT4H7M42S</meta:editing-duration>
    <meta:editing-cycles>5</meta:editing-cycles>
    <meta:generator>LibreOffice/5.1.6.2$Linux_X86_64 LibreOffice_project/10m0$Build-2</meta:generator>
    <meta:document-statistic meta:table-count="1" meta:cell-count="70" meta:object-count="0"/>
  </office:meta>
</office:document-meta>
</file>